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1" svg:font-family="OpenSymbol" style:font-charset="x-symbol"/>
    <style:font-face style:name="OpenSymbol" svg:font-family="Open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>
      <style:paragraph-properties fo:text-align="center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marker-start="Fin_20_de_20_línea_20_1" draw:marker-end="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marker-end="Fin_20_de_20_línea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marker-start="Fin_20_de_20_línea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fill="none" draw:textarea-vertical-align="middle" draw:auto-grow-height="false" fo:min-height="1.321cm" fo:min-width="0.8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line text:anchor-type="paragraph" draw:z-index="4" draw:style-name="gr4" draw:text-style-name="P2" svg:x1="4.796cm" svg:y1="0.303cm" svg:x2="13.554cm" svg:y2="0.356cm"><text:p/></draw:line><draw:line text:anchor-type="paragraph" draw:z-index="3" draw:style-name="gr1" draw:text-style-name="P2" svg:x1="13.58cm" svg:y1="2.446cm" svg:x2="13.554cm" svg:y2="0.356cm"><text:p/></draw:line>1-) Base de datos personas.</text:p>
      <text:p text:style-name="Standard"/>
      <text:list xml:id="list209662756271848295" text:style-name="L1">
        <text:list-item>
          <text:p text:style-name="P1">Apellido y Nombre.</text:p>
        </text:list-item>
        <text:list-item>
          <text:p text:style-name="P1">Tipo y Nro. Documento.</text:p>
        </text:list-item>
        <text:list-item>
          <text:p text:style-name="P1">Fecha Nacimiento.</text:p>
        </text:list-item>
        <text:list-item>
          <text:p text:style-name="P1"><draw:line text:anchor-type="paragraph" draw:z-index="2" draw:style-name="gr3" draw:text-style-name="P2" svg:x1="3.526cm" svg:y1="0.33cm" svg:x2="9.797cm" svg:y2="0.356cm"><text:p/></draw:line>Estado Civil <text:s text:c="62"/>Datos del Cónyuge.</text:p>
        </text:list-item>
        <text:list-item>
          <text:p text:style-name="P1"><draw:line text:anchor-type="paragraph" draw:z-index="1" draw:style-name="gr2" draw:text-style-name="P2" svg:x1="13.421cm" svg:y1="0.081cm" svg:x2="13.395cm" svg:y2="4.711cm"><text:p/></draw:line>Domicilio Postal (localidad, departamento, provincia, país).</text:p>
        </text:list-item>
        <text:list-item>
          <text:p text:style-name="P1">Teléfono fijo.</text:p>
        </text:list-item>
        <text:list-item>
          <text:p text:style-name="P1">Teléfono celular.</text:p>
        </text:list-item>
        <text:list-item>
          <text:p text:style-name="P1">Correo Electrónico.</text:p>
        </text:list-item>
        <text:list-item>
          <text:p text:style-name="P1">Sexo.</text:p>
        </text:list-item>
        <text:list-item>
          <text:p text:style-name="P1">Actividad.</text:p>
        </text:list-item>
        <text:list-item>
          <text:p text:style-name="P1">Ocupación.<text:tab/><text:tab/><text:tab/><text:tab/></text:p>
        </text:list-item>
        <text:list-item>
          <text:p text:style-name="P1">Ingresos.</text:p>
        </text:list-item>
        <text:list-item>
          <text:p text:style-name="P1">Vinculación (Propio, Soyem, Ctc). Personas Accesorias (Asociaciones)</text:p>
        </text:list-item>
        <text:list-item>
          <text:p text:style-name="P1"><draw:line text:anchor-type="paragraph" draw:z-index="0" draw:style-name="gr1" draw:text-style-name="P2" svg:x1="3.288cm" svg:y1="0.303cm" svg:x2="13.236cm" svg:y2="0.303cm"><text:p/></draw:line>Garante.</text:p>
        </text:list-item>
      </text:list>
      <text:p text:style-name="Standard"/>
      <text:p text:style-name="Standard"/>
      <text:p text:style-name="Standard">2-)Cada persona debe tener un número de cuenta (debe poseer tarjeta) el mismo es parte de la numeración de la tarjeta.</text:p>
      <text:p text:style-name="Standard"/>
      <text:p text:style-name="Standard"><draw:custom-shape text:anchor-type="paragraph" draw:z-index="5" draw:style-name="gr5" draw:text-style-name="P2" svg:width="0.444cm" svg:height="1.978cm" draw:transform="rotate (-1.57079632679579) translate (3.12913888888889cm 0.366888888888889cm)"><text:p/><draw:enhanced-geometry svg:viewBox="0 0 21600 21600" draw:glue-points="0 0 0 21600 21600 10800" draw:text-areas="0 ?f9 7800 ?f10" draw:type="right-brace" draw:modifiers="1052.80259951259 10871.9314938154" draw:enhanced-path="M 0 0 C 5400 0 10800 ?f0 10800 ?f1 L 10800 ?f2 C 10800 ?f3 16200 ?f4 21600 ?f4 16200 ?f4 10800 ?f5 10800 ?f6 L 10800 ?f7 C 10800 ?f8 5400 21600 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right $1" draw:handle-range-y-minimum="0" draw:handle-range-y-maximum="21600"/></draw:enhanced-geometry></draw:custom-shape><draw:custom-shape text:anchor-type="paragraph" draw:z-index="6" draw:style-name="gr5" draw:text-style-name="P2" svg:width="0.444cm" svg:height="1.528cm" draw:transform="rotate (-1.57079632679579) translate (5.40455555555556cm 0.403930555555556cm)"><text:p/><draw:enhanced-geometry svg:viewBox="0 0 21600 21600" draw:glue-points="0 0 0 21600 21600 10800" draw:text-areas="0 ?f9 7800 ?f10" draw:type="right-brace" draw:modifiers="1052.80259951259 10871.9314938154" draw:enhanced-path="M 0 0 C 5400 0 10800 ?f0 10800 ?f1 L 10800 ?f2 C 10800 ?f3 16200 ?f4 21600 ?f4 16200 ?f4 10800 ?f5 10800 ?f6 L 10800 ?f7 C 10800 ?f8 5400 21600 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right $1" draw:handle-range-y-minimum="0" draw:handle-range-y-maximum="21600"/></draw:enhanced-geometry></draw:custom-shape><text:tab/>9999 9999 <text:s text:c="8"/>9999 99 <text:s text:c="11"/>9 <text:s text:c="25"/>9</text:p>
      <text:p text:style-name="Standard"/>
      <text:p text:style-name="Standard"><text:s text:c="14"/>N° Fijo <text:s text:c="8"/>N° Variable <text:s text:c="6"/>Adicionales <text:s text:c="9"/>Control</text:p>
      <text:p text:style-name="Standard"><text:tab/><text:tab/><text:tab/><text:tab/><text:tab/>¿Es automático? <text:s text:c="2"/>¿Cómo se calcula?</text:p>
      <text:p text:style-name="Standard"><text:tab/><text:tab/><text:tab/><text:tab/><text:tab/><text:tab/><text:tab/> <text:s text:c="5"/>¿Es automático?</text:p>
      <text:p text:style-name="Standard"/>
      <text:p text:style-name="Standard">3-)Resumen o cuota con posibilidad de llenar y que sea comprobante e pago, debe tener dos casilleros de pago uno para el cliente otro para la institución.</text:p>
      <text:p text:style-name="Standard"/>
      <text:p text:style-name="Standard">4-)Cada cuota incluye capital e intereses. La cuota será fija. En la primera cuota se incluye seguro de saldo. La tasa de interés debe estar en un campo que se pueda modificar en culaquier momento, y que tenga vigencia solo para créditos nuevos. (Los créditos ya emitidos siguen con la tasa a la que se emitieron).</text:p>
      <text:p text:style-name="Standard"/>
      <text:p text:style-name="Standard">5-) Tasa de interés por punitorios <text:s/>(pagos fuera de termino) debe ser distinta a la pactada al momento de dar el crédito, campo adicional modificable.</text:p>
      <text:p text:style-name="Standard"/>
      <text:p text:style-name="Standard">6-)Posibilidad de re financiar un crédito donde el capital inicial sea el saldo deudor del crédito re financiado. (Se toma a toda la deuda como valor bruto y a esta se le agrega un nuevo interés).</text:p>
      <text:p text:style-name="Standard"/>
      <text:p text:style-name="Standard">7-)Subsidio de IVA sobre el seguro y sobre las distintas tasas de interés (el seguro hoy es del 1,5%) + IVA, la tasa de interés 3% + IVA.</text:p>
      <text:p text:style-name="Standard"/>
      <text:p text:style-name="Standard">8-)Proyección de cartera listado donde salga la deuda discriminada x mes vencida y a vencer.</text:p>
      <text:p text:style-name="Standard"/>
      <text:p text:style-name="Standard">9-))Liquidación Mensual con subsidio de liquidación a usuarios,</text:p>
      <text:p text:style-name="Standard"><text:s/>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1" svg:font-family="OpenSymbol" style:font-charset="x-symbol"/>
    <style:font-face style:name="OpenSymbol" svg:font-family="Open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</office:font-face-decls>
  <office:styles>
    <draw:marker draw:name="Fin_20_de_20_línea_20_1" draw:display-name="Fin de línea 1" svg:viewBox="0 0 20 30" svg:d="m10 0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Arial Unicode MS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Arial Unicode MS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fo:line-height="120%"/>
    </style:style>
    <style:style style:name="List" style:family="paragraph" style:parent-style-name="Text_20_body" style:class="list">
      <style:text-properties style:font-size-asian="12pt"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/>
    </style:style>
    <style:style style:name="Bullet_20_Symbols" style:display-name="Bullet Symbols" style:family="text">
      <style:text-properties style:font-name="OpenSymbol1" style:font-name-asian="OpenSymbol1" style:font-name-complex="OpenSymbo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entro Judicial de Mediación </meta:initial-creator>
    <meta:creation-date>2014-06-09T15:19:25.062000000</meta:creation-date>
    <dc:date>2014-06-23T19:00:40.09</dc:date>
    <meta:editing-duration>PT16M29S</meta:editing-duration>
    <meta:editing-cycles>6</meta:editing-cycles>
    <meta:generator>OpenOffice.org/3.4.1$Win32 OpenOffice.org_project/341m1$Build-9593</meta:generator>
    <meta:document-statistic meta:table-count="0" meta:image-count="0" meta:object-count="0" meta:page-count="1" meta:paragraph-count="28" meta:word-count="292" meta:character-count="1850"/>
  </office:meta>
</office:document-meta>
</file>